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21F8AA1FCCFF9B5082C.jpg" manifest:media-type="image/jpeg"/>
  <manifest:file-entry manifest:full-path="Pictures/100000000000021F0000021F81BA7382EAFB8B0E.jpg" manifest:media-type="image/jpeg"/>
  <manifest:file-entry manifest:full-path="Pictures/100000000000021F0000021F481CAFC9C4AB7161.jpg" manifest:media-type="image/jpeg"/>
  <manifest:file-entry manifest:full-path="Pictures/100000000000021F0000021F642B18AA92C65D8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2.67cm" fo:min-width="2.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100%" draw:textarea-horizontal-align="justify" draw:textarea-vertical-align="middle" draw:auto-grow-height="false" fo:min-height="1.17cm" fo:min-width="0.9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Long_20_Dash"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6" style:family="graphic" style:parent-style-name="standard">
      <style:graphic-properties svg:stroke-width="0.081cm" svg:stroke-color="#00a933" draw:marker-start-width="0.321cm" draw:marker-end-width="0.321cm" draw:fill-color="#ffffff" draw:opacity="100%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2a6099" draw:marker-start-width="0.321cm" draw:marker-end-width="0.321cm" draw:fill-color="#ffffff" draw:opacity="10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67cm" fo:min-width="3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2a6099" draw:marker-start-width="0.321cm" draw:marker-end-width="0.321cm" draw:fill-color="#ffffff" draw:opacity="0%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4.144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418cm" fo:min-width="0cm" fo:padding-top="0.151cm" fo:padding-bottom="0.151cm" fo:padding-left="0.276cm" fo:padding-right="0.276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cm" svg:height="3cm" svg:x="6.7cm" svg:y="3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3cm" svg:height="3cm" svg:x="7.1cm" svg:y="3.7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3cm" svg:height="3cm" svg:x="7.5cm" svg:y="4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3cm" svg:height="3cm" svg:x="7.9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3cm" svg:height="3cm" svg:x="8.3cm" svg:y="5.25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3cm" svg:height="3cm" svg:x="8.7cm" svg:y="5.75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xml:id="id11" draw:id="id11" draw:layer="layout" svg:width="1.5cm" svg:height="1.5cm" svg:x="13.3cm" svg:y="4.00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5cm" svg:height="1.5cm" svg:x="13.7cm" svg:y="4.50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5cm" svg:height="1.5cm" svg:x="14.1cm" svg:y="5.00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5cm" svg:height="1.5cm" svg:x="14.5cm" svg:y="5.50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5cm" svg:height="1.5cm" svg:x="14.9cm" svg:y="6.00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xml:id="id12" draw:id="id12" draw:layer="layout" svg:width="1.5cm" svg:height="1.5cm" svg:x="15.3cm" svg:y="6.50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xml:id="id1" draw:id="id1" draw:layer="layout" svg:width="0.8cm" svg:height="0.8cm" svg:x="19.6cm" svg:y="2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0.8cm" svg:height="0.8cm" svg:x="19.601cm" svg:y="3.9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4" draw:id="id4" draw:layer="layout" svg:width="0.8cm" svg:height="0.8cm" svg:x="19.601cm" svg:y="5.0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0.8cm" svg:height="0.8cm" svg:x="19.602cm" svg:y="6.1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" draw:id="id6" draw:layer="layout" svg:width="0.8cm" svg:height="0.8cm" svg:x="19.602cm" svg:y="7.2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7" draw:id="id7" draw:layer="layout" svg:width="0.8cm" svg:height="0.8cm" svg:x="19.603cm" svg:y="8.3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0.8cm" svg:height="0.8cm" svg:x="22.6cm" svg:y="4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8" draw:id="id8" draw:layer="layout" svg:width="0.8cm" svg:height="0.8cm" svg:x="22.6cm" svg:y="5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9" draw:id="id9" draw:layer="layout" svg:width="0.8cm" svg:height="0.8cm" svg:x="22.601cm" svg:y="6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10" draw:id="id10" draw:layer="layout" svg:width="0.8cm" svg:height="0.8cm" svg:x="25.6cm" svg:y="5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3" draw:layer="layout" draw:type="line" svg:x1="20.4cm" svg:y1="3.256cm" svg:x2="22.6cm" svg:y2="4.907cm" draw:start-shape="id1" draw:start-glue-point="10" draw:end-shape="id2" draw:end-glue-point="6" svg:d="M20400 3256l2200 1651" svg:viewBox="0 0 2201 1652">
              <text:p/>
            </draw:connector>
            <draw:connector draw:style-name="gr4" draw:text-style-name="P3" draw:layer="layout" draw:type="line" svg:x1="20.401cm" svg:y1="4.357cm" svg:x2="22.6cm" svg:y2="4.908cm" draw:start-shape="id3" draw:start-glue-point="10" svg:d="M20401 4357l2199 551" svg:viewBox="0 0 2200 552">
              <text:p/>
            </draw:connector>
            <draw:connector draw:style-name="gr4" draw:text-style-name="P3" draw:layer="layout" draw:type="line" svg:x1="20.401cm" svg:y1="5.457cm" svg:x2="22.601cm" svg:y2="4.909cm" draw:start-shape="id4" draw:start-glue-point="10" svg:d="M20401 5457l2200-548" svg:viewBox="0 0 2201 549">
              <text:p/>
            </draw:connector>
            <draw:connector draw:style-name="gr4" draw:text-style-name="P3" draw:layer="layout" draw:type="line" svg:x1="20.402cm" svg:y1="6.558cm" svg:x2="22.601cm" svg:y2="4.909cm" draw:start-shape="id5" draw:start-glue-point="10" svg:d="M20402 6558l2199-1649" svg:viewBox="0 0 2200 1650">
              <text:p/>
            </draw:connector>
            <draw:connector draw:style-name="gr4" draw:text-style-name="P3" draw:layer="layout" draw:type="line" svg:x1="20.402cm" svg:y1="7.658cm" svg:x2="22.602cm" svg:y2="4.91cm" draw:start-shape="id6" draw:start-glue-point="10" svg:d="M20402 7658l2200-2748" svg:viewBox="0 0 2201 2749">
              <text:p/>
            </draw:connector>
            <draw:connector draw:style-name="gr4" draw:text-style-name="P3" draw:layer="layout" draw:type="line" svg:x1="20.403cm" svg:y1="8.759cm" svg:x2="22.602cm" svg:y2="4.91cm" draw:start-shape="id7" draw:start-glue-point="10" svg:d="M20403 8759l2199-3849" svg:viewBox="0 0 2200 3850">
              <text:p/>
            </draw:connector>
            <draw:connector draw:style-name="gr4" draw:text-style-name="P3" draw:layer="layout" draw:type="line" svg:x1="20.4cm" svg:y1="3.257cm" svg:x2="22.6cm" svg:y2="6.007cm" draw:end-shape="id8" draw:end-glue-point="6" svg:d="M20400 3257l2200 2750" svg:viewBox="0 0 2201 2751">
              <text:p/>
            </draw:connector>
            <draw:connector draw:style-name="gr4" draw:text-style-name="P3" draw:layer="layout" draw:type="line" svg:x1="20.401cm" svg:y1="4.358cm" svg:x2="22.6cm" svg:y2="6.007cm" draw:end-shape="id8" draw:end-glue-point="6" svg:d="M20401 4358l2199 1649" svg:viewBox="0 0 2200 1650">
              <text:p/>
            </draw:connector>
            <draw:connector draw:style-name="gr4" draw:text-style-name="P3" draw:layer="layout" draw:type="line" svg:x1="20.401cm" svg:y1="5.458cm" svg:x2="22.6cm" svg:y2="6.007cm" draw:end-shape="id8" draw:end-glue-point="6" svg:d="M20401 5458l2199 549" svg:viewBox="0 0 2200 550">
              <text:p/>
            </draw:connector>
            <draw:connector draw:style-name="gr4" draw:text-style-name="P3" draw:layer="layout" draw:type="line" svg:x1="20.402cm" svg:y1="6.559cm" svg:x2="22.6cm" svg:y2="6.007cm" draw:end-shape="id8" draw:end-glue-point="6" svg:d="M20402 6559l2198-552" svg:viewBox="0 0 2199 553">
              <text:p/>
            </draw:connector>
            <draw:connector draw:style-name="gr4" draw:text-style-name="P3" draw:layer="layout" draw:type="line" svg:x1="20.402cm" svg:y1="7.659cm" svg:x2="22.601cm" svg:y2="7.108cm" draw:end-shape="id9" draw:end-glue-point="6" svg:d="M20402 7659l2199-551" svg:viewBox="0 0 2200 552">
              <text:p/>
            </draw:connector>
            <draw:connector draw:style-name="gr4" draw:text-style-name="P3" draw:layer="layout" draw:type="line" svg:x1="20.403cm" svg:y1="8.76cm" svg:x2="22.6cm" svg:y2="6.007cm" draw:end-shape="id8" draw:end-glue-point="6" svg:d="M20403 8760l2197-2753" svg:viewBox="0 0 2198 2754">
              <text:p/>
            </draw:connector>
            <draw:connector draw:style-name="gr4" draw:text-style-name="P3" draw:layer="layout" draw:type="line" svg:x1="20.4cm" svg:y1="3.257cm" svg:x2="22.601cm" svg:y2="7.108cm" draw:end-shape="id9" draw:end-glue-point="6" svg:d="M20400 3257l2201 3851" svg:viewBox="0 0 2202 3852">
              <text:p/>
            </draw:connector>
            <draw:connector draw:style-name="gr4" draw:text-style-name="P3" draw:layer="layout" draw:type="line" svg:x1="20.401cm" svg:y1="4.358cm" svg:x2="22.601cm" svg:y2="7.108cm" draw:end-shape="id9" draw:end-glue-point="6" svg:d="M20401 4358l2200 2750" svg:viewBox="0 0 2201 2751">
              <text:p/>
            </draw:connector>
            <draw:connector draw:style-name="gr4" draw:text-style-name="P3" draw:layer="layout" draw:type="line" svg:x1="20.401cm" svg:y1="5.458cm" svg:x2="22.601cm" svg:y2="7.108cm" draw:end-shape="id9" draw:end-glue-point="6" svg:d="M20401 5458l2200 1650" svg:viewBox="0 0 2201 1651">
              <text:p/>
            </draw:connector>
            <draw:connector draw:style-name="gr4" draw:text-style-name="P3" draw:layer="layout" draw:type="line" svg:x1="20.402cm" svg:y1="6.559cm" svg:x2="22.601cm" svg:y2="7.108cm" draw:end-shape="id9" draw:end-glue-point="6" svg:d="M20402 6559l2199 549" svg:viewBox="0 0 2200 550">
              <text:p/>
            </draw:connector>
            <draw:connector draw:style-name="gr4" draw:text-style-name="P3" draw:layer="layout" draw:type="line" svg:x1="20.402cm" svg:y1="7.659cm" svg:x2="22.6cm" svg:y2="6.007cm" draw:end-shape="id8" draw:end-glue-point="6" svg:d="M20402 7659l2198-1652" svg:viewBox="0 0 2199 1653">
              <text:p/>
            </draw:connector>
            <draw:connector draw:style-name="gr4" draw:text-style-name="P3" draw:layer="layout" draw:type="line" svg:x1="20.403cm" svg:y1="8.76cm" svg:x2="22.601cm" svg:y2="7.108cm" draw:end-shape="id9" draw:end-glue-point="6" svg:d="M20403 8760l2198-1652" svg:viewBox="0 0 2199 1653">
              <text:p/>
            </draw:connector>
            <draw:connector draw:style-name="gr4" draw:text-style-name="P3" draw:layer="layout" draw:type="line" svg:x1="23.4cm" svg:y1="4.907cm" svg:x2="25.6cm" svg:y2="6.007cm" draw:start-shape="id2" draw:start-glue-point="10" draw:end-shape="id10" draw:end-glue-point="6" svg:d="M23400 4907l2200 1100" svg:viewBox="0 0 2201 1101">
              <text:p/>
            </draw:connector>
            <draw:connector draw:style-name="gr4" draw:text-style-name="P3" draw:layer="layout" draw:type="line" svg:x1="23.4cm" svg:y1="6.007cm" svg:x2="25.6cm" svg:y2="6.007cm" draw:start-shape="id8" draw:start-glue-point="10" svg:d="M23400 6007h2200" svg:viewBox="0 0 2201 1">
              <text:p/>
            </draw:connector>
            <draw:connector draw:style-name="gr4" draw:text-style-name="P3" draw:layer="layout" draw:type="line" svg:x1="23.401cm" svg:y1="7.108cm" svg:x2="25.6cm" svg:y2="6.007cm" draw:start-shape="id9" draw:start-glue-point="10" svg:d="M23401 7108l2199-1101" svg:viewBox="0 0 2200 1102">
              <text:p/>
            </draw:connector>
            <draw:connector draw:style-name="gr5" draw:text-style-name="P3" draw:layer="layout" draw:type="line" svg:x1="14.05cm" svg:y1="4.006cm" svg:x2="19.6cm" svg:y2="3.256cm" draw:start-shape="id11" draw:end-shape="id1" draw:end-glue-point="6" svg:d="M14050 4006l5550-750" svg:viewBox="0 0 5551 751">
              <text:p/>
            </draw:connector>
            <draw:connector draw:style-name="gr5" draw:text-style-name="P3" draw:layer="layout" draw:type="line" svg:x1="16.05cm" svg:y1="8.006cm" svg:x2="20.003cm" svg:y2="9.159cm" draw:start-shape="id12" draw:start-glue-point="2" draw:end-shape="id7" draw:end-glue-point="8" svg:d="M16050 8006l3953 1153" svg:viewBox="0 0 3954 1154">
              <text:p/>
            </draw:connector>
            <draw:custom-shape draw:style-name="gr6" draw:text-style-name="P1" xml:id="id14" draw:id="id14" draw:layer="layout" svg:width="0.5cm" svg:height="0.5cm" svg:x="16.3cm" svg:y="6.5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" xml:id="id13" draw:id="id13" draw:layer="layout" svg:width="1cm" svg:height="1cm" svg:x="10.7cm" svg:y="5.7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3" draw:layer="layout" draw:type="line" svg:x1="11.2cm" svg:y1="5.757cm" svg:x2="16.55cm" svg:y2="6.506cm" draw:start-shape="id13" draw:start-glue-point="0" draw:end-shape="id14" draw:end-glue-point="0" svg:d="M11200 5757l5350 749" svg:viewBox="0 0 5351 750">
              <text:p/>
            </draw:connector>
            <draw:connector draw:style-name="gr5" draw:text-style-name="P3" draw:layer="layout" draw:type="line" svg:x1="11.2cm" svg:y1="6.757cm" svg:x2="16.55cm" svg:y2="7.006cm" draw:start-shape="id13" draw:start-glue-point="2" draw:end-shape="id14" draw:end-glue-point="2" svg:d="M11200 6757l5350 249" svg:viewBox="0 0 5351 250">
              <text:p/>
            </draw:connector>
            <draw:g>
              <draw:frame draw:style-name="gr8" draw:text-style-name="P4" draw:layer="layout" svg:width="4cm" svg:height="4cm" svg:x="0.5cm" svg:y="1.707cm">
                <draw:image xlink:href="Pictures/100000000000021F0000021F642B18AA92C65D80.jpg" xlink:type="simple" xlink:show="embed" xlink:actuate="onLoad" loext:mime-type="image/jpeg">
                  <text:p/>
                </draw:image>
              </draw:frame>
              <draw:custom-shape draw:style-name="gr9" draw:text-style-name="P5" draw:layer="layout" svg:width="4cm" svg:height="4cm" svg:x="0.5cm" svg:y="1.70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8" draw:text-style-name="P4" draw:layer="layout" svg:width="4cm" svg:height="4cm" svg:x="1cm" svg:y="3.207cm">
                <draw:image xlink:href="Pictures/100000000000021F0000021F481CAFC9C4AB7161.jpg" xlink:type="simple" xlink:show="embed" xlink:actuate="onLoad" loext:mime-type="image/jpeg">
                  <text:p/>
                </draw:image>
              </draw:frame>
              <draw:custom-shape draw:style-name="gr9" draw:text-style-name="P5" draw:layer="layout" svg:width="4cm" svg:height="4cm" svg:x="1cm" svg:y="3.20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8" draw:text-style-name="P4" draw:layer="layout" svg:width="4cm" svg:height="4cm" svg:x="1.5cm" svg:y="4.807cm">
                <draw:image xlink:href="Pictures/100000000000021F0000021F81BA7382EAFB8B0E.jpg" xlink:type="simple" xlink:show="embed" xlink:actuate="onLoad" loext:mime-type="image/jpeg">
                  <text:p/>
                </draw:image>
              </draw:frame>
              <draw:custom-shape draw:style-name="gr9" draw:text-style-name="P5" draw:layer="layout" svg:width="4cm" svg:height="4cm" svg:x="1.5cm" svg:y="4.80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8" draw:text-style-name="P4" draw:layer="layout" svg:width="4cm" svg:height="4cm" svg:x="2cm" svg:y="6.307cm">
                <draw:image xlink:href="Pictures/100000000000021F0000021F8AA1FCCFF9B5082C.jpg" xlink:type="simple" xlink:show="embed" xlink:actuate="onLoad" loext:mime-type="image/jpeg">
                  <text:p/>
                </draw:image>
              </draw:frame>
              <draw:custom-shape draw:style-name="gr9" draw:text-style-name="P5" draw:layer="layout" svg:width="4cm" svg:height="4cm" svg:x="2cm" svg:y="6.30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0" draw:text-style-name="P5" xml:id="id19" draw:id="id19" draw:layer="layout" svg:width="1cm" svg:height="1cm" svg:x="2cm" svg:y="6.3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xml:id="id18" draw:id="id18" draw:layer="layout" svg:width="1cm" svg:height="1cm" svg:x="1.5cm" svg:y="4.8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xml:id="id17" draw:id="id17" draw:layer="layout" svg:width="1cm" svg:height="1cm" svg:x="1cm" svg:y="3.2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5" xml:id="id15" draw:id="id15" draw:layer="layout" svg:width="1cm" svg:height="1cm" svg:x="0.5cm" svg:y="1.7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xml:id="id16" draw:id="id16" draw:layer="layout" svg:width="0.5cm" svg:height="0.5cm" svg:x="8.7cm" svg:y="5.75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3" draw:layer="layout" draw:type="line" svg:x1="1cm" svg:y1="1.706cm" svg:x2="8.95cm" svg:y2="5.757cm" draw:start-shape="id15" draw:start-glue-point="0" draw:end-shape="id16" draw:end-glue-point="0" svg:d="M1000 1706l7950 4051" svg:viewBox="0 0 7951 4052">
              <text:p/>
            </draw:connector>
            <draw:connector draw:style-name="gr5" draw:text-style-name="P3" draw:layer="layout" draw:type="line" svg:x1="1cm" svg:y1="2.706cm" svg:x2="8.95cm" svg:y2="6.257cm" draw:start-shape="id15" draw:start-glue-point="2" draw:end-shape="id16" draw:end-glue-point="2" svg:d="M1000 2706l7950 3551" svg:viewBox="0 0 7951 3552">
              <text:p/>
            </draw:connector>
            <draw:connector draw:style-name="gr5" draw:text-style-name="P3" draw:layer="layout" draw:type="line" svg:x1="1.5cm" svg:y1="3.206cm" svg:x2="8.95cm" svg:y2="5.758cm" draw:start-shape="id17" draw:start-glue-point="0" svg:d="M1500 3206l7450 2552" svg:viewBox="0 0 7451 2553">
              <text:p/>
            </draw:connector>
            <draw:connector draw:style-name="gr5" draw:text-style-name="P3" draw:layer="layout" draw:type="line" svg:x1="1.5cm" svg:y1="4.206cm" svg:x2="8.95cm" svg:y2="6.257cm" draw:start-shape="id17" draw:start-glue-point="2" draw:end-shape="id16" draw:end-glue-point="2" svg:d="M1500 4206l7450 2051" svg:viewBox="0 0 7451 2052">
              <text:p/>
            </draw:connector>
            <draw:connector draw:style-name="gr5" draw:text-style-name="P3" draw:layer="layout" draw:type="line" svg:x1="2cm" svg:y1="5.806cm" svg:x2="8.95cm" svg:y2="6.258cm" draw:start-shape="id18" draw:start-glue-point="2" svg:d="M2000 5806l6950 452" svg:viewBox="0 0 6951 453">
              <text:p/>
            </draw:connector>
            <draw:connector draw:style-name="gr5" draw:text-style-name="P3" draw:layer="layout" draw:type="line" svg:x1="2.5cm" svg:y1="7.306cm" svg:x2="8.95cm" svg:y2="6.258cm" draw:start-shape="id19" draw:start-glue-point="2" svg:d="M2500 7306l6450-1048" svg:viewBox="0 0 6451 1049">
              <text:p/>
            </draw:connector>
            <draw:connector draw:style-name="gr5" draw:text-style-name="P3" draw:layer="layout" draw:type="line" svg:x1="2cm" svg:y1="4.806cm" svg:x2="8.95cm" svg:y2="5.758cm" draw:start-shape="id18" draw:start-glue-point="0" svg:d="M2000 4806l6950 952" svg:viewBox="0 0 6951 953">
              <text:p/>
            </draw:connector>
            <draw:connector draw:style-name="gr5" draw:text-style-name="P3" draw:layer="layout" draw:type="line" svg:x1="2.5cm" svg:y1="6.306cm" svg:x2="8.95cm" svg:y2="5.758cm" draw:start-shape="id19" draw:start-glue-point="0" svg:d="M2500 6306l6450-548" svg:viewBox="0 0 6451 549">
              <text:p/>
            </draw:connector>
          </draw:g>
          <draw:frame draw:style-name="gr11" draw:text-style-name="P7" draw:layer="layout" svg:width="2.229cm" svg:height="1.038cm" svg:x="1.532cm" svg:y="0.5cm">
            <draw:text-box>
              <text:p text:style-name="P6"><text:span text:style-name="T1">Input</text:span></text:p>
            </draw:text-box>
          </draw:frame>
          <draw:frame draw:style-name="gr11" draw:text-style-name="P9" draw:layer="layout" svg:width="4.625cm" svg:height="1.038cm" svg:x="5.832cm" svg:y="2.1cm">
            <draw:text-box>
              <text:p text:style-name="P8"><text:span text:style-name="T1">Convolution</text:span></text:p>
            </draw:text-box>
          </draw:frame>
          <draw:frame draw:style-name="gr11" draw:text-style-name="P9" draw:layer="layout" svg:width="3.089cm" svg:height="1.038cm" svg:x="12.533cm" svg:y="2.9cm">
            <draw:text-box>
              <text:p text:style-name="P8"><text:span text:style-name="T1">Pooling</text:span></text:p>
            </draw:text-box>
          </draw:frame>
          <draw:frame draw:style-name="gr12" draw:text-style-name="P9" draw:layer="layout" svg:width="4.377cm" svg:height="3.399cm" svg:x="19.634cm" svg:y="1cm">
            <draw:text-box>
              <text:p text:style-name="P8"><text:span text:style-name="T1">Fully</text:span></text:p>
              <text:p text:style-name="P8"><text:span text:style-name="T1">Connected</text:span></text:p>
            </draw:text-box>
          </draw:frame>
          <draw:frame draw:style-name="gr11" draw:text-style-name="P9" draw:layer="layout" svg:width="2.822cm" svg:height="1.038cm" svg:x="24.534cm" svg:y="4.3cm">
            <draw:text-box>
              <text:p text:style-name="P8"><text:span text:style-name="T1">Output</text:span></text:p>
            </draw:text-box>
          </draw:frame>
          <draw:custom-shape draw:style-name="gr13" draw:text-style-name="P10" draw:layer="layout" svg:width="0.997cm" svg:height="15.24cm" draw:transform="rotate (1.5707963267949) translate (1.786cm 11.45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9" draw:layer="layout" svg:width="6.636cm" svg:height="1.038cm" svg:x="6.133cm" svg:y="11.5cm">
            <draw:text-box>
              <text:p text:style-name="P8"><text:span text:style-name="T1">Feature extraction</text:span></text:p>
            </draw:text-box>
          </draw:frame>
          <draw:frame draw:style-name="gr11" draw:text-style-name="P9" draw:layer="layout" svg:width="3.956cm" svg:height="1.038cm" svg:x="21.033cm" svg:y="11.5cm">
            <draw:text-box>
              <text:p text:style-name="P8"><text:span text:style-name="T1">Prediction</text:span></text:p>
            </draw:text-box>
          </draw:frame>
          <draw:custom-shape draw:style-name="gr14" draw:text-style-name="P10" draw:layer="layout" svg:width="0.997cm" svg:height="7.088cm" draw:transform="rotate (1.5707963267949) translate (19.439cm 11.45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5T17:56:14.450683876</dc:date>
    <meta:editing-duration>PT11M3S</meta:editing-duration>
    <meta:editing-cycles>3</meta:editing-cycles>
    <meta:generator>LibreOffice/6.4.7.2$Linux_X86_64 LibreOffice_project/40$Build-2</meta:generator>
    <meta:document-statistic meta:object-count="85"/>
  </office:meta>
</office:document-meta>
</file>